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40102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2004" calcext:value-type="float">
            <text:p>114.6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102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52984" calcext:value-type="float">
            <text:p>114.5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102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96368" calcext:value-type="float">
            <text:p>114.19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102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44808" calcext:value-type="float">
            <text:p>113.14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102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2020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35208" calcext:value-type="float">
            <text:p>112.53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102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87152" calcext:value-type="float">
            <text:p>112.08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102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201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15296" calcext:value-type="float">
            <text:p>111.71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102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2017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45192" calcext:value-type="float">
            <text:p>111.64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102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2016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56344" calcext:value-type="float">
            <text:p>110.95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102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201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9352" calcext:value-type="float">
            <text:p>110.6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102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201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60232" calcext:value-type="float">
            <text:p>110.06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102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201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5076" calcext:value-type="float">
            <text:p>108.95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102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201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17616" calcext:value-type="float">
            <text:p>107.41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102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2010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42384" calcext:value-type="float">
            <text:p>105.94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102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200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846" calcext:value-type="float">
            <text:p>105.3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2" meta:object-count="0"/>
    <meta:user-defined meta:name="AppVersion">3.0</meta:user-defined>
  </office:meta>
</office:document-meta>
</file>